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9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9T13:21:22</meta:creation-date>
    <dc:creator>Trihus</dc:creator>
    <dc:date>2012-05-29T13:21:22</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3.2295</meta:user-defined>
    <meta:user-defined meta:name="Created-By">PathwayB 1.1.3.229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onst IsCoverImageInserted = "tru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